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199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7.488cm"/>
    </style:style>
    <style:style style:name="Table1.C" style:family="table-column">
      <style:table-column-properties style:column-width="8.096cm"/>
    </style:style>
    <style:style style:name="Table1.D" style:family="table-column">
      <style:table-column-properties style:column-width="8.3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1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7.99cm"/>
    </style:style>
    <style:style style:name="Table2.D" style:family="table-column">
      <style:table-column-properties style:column-width="7.11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ba76b" officeooo:paragraph-rsid="000ba76b"/>
    </style:style>
    <style:style style:name="P2" style:family="paragraph" style:parent-style-name="Table_20_Contents">
      <style:paragraph-properties fo:text-align="center" style:justify-single-word="false"/>
      <style:text-properties officeooo:rsid="000ba76b" officeooo:paragraph-rsid="000c74a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c74a3"/>
    </style:style>
    <style:style style:name="P5" style:family="paragraph" style:parent-style-name="Table_20_Contents">
      <style:paragraph-properties fo:text-align="start" style:justify-single-word="false"/>
      <style:text-properties officeooo:rsid="000c74a3" officeooo:paragraph-rsid="000c74a3"/>
    </style:style>
    <style:style style:name="P6" style:family="paragraph" style:parent-style-name="Table_20_Contents">
      <style:paragraph-properties fo:text-align="center" style:justify-single-word="false"/>
      <style:text-properties officeooo:rsid="000e3a57" officeooo:paragraph-rsid="000e3a57"/>
    </style:style>
    <style:style style:name="P7" style:family="paragraph" style:parent-style-name="Table_20_Contents">
      <style:paragraph-properties fo:text-align="start" style:justify-single-word="false"/>
      <style:text-properties officeooo:rsid="000e3a57" officeooo:paragraph-rsid="000e3a57"/>
    </style:style>
    <style:style style:name="P8" style:family="paragraph" style:parent-style-name="Table_20_Contents">
      <style:paragraph-properties fo:text-align="center" style:justify-single-word="false"/>
      <style:text-properties officeooo:rsid="000fbaaa" officeooo:paragraph-rsid="000fbaaa"/>
    </style:style>
    <style:style style:name="P9" style:family="paragraph" style:parent-style-name="Table_20_Contents">
      <style:paragraph-properties fo:text-align="start" style:justify-single-word="false"/>
      <style:text-properties officeooo:rsid="000fbaaa" officeooo:paragraph-rsid="000fbaaa"/>
    </style:style>
    <style:style style:name="P10" style:family="paragraph" style:parent-style-name="Table_20_Contents">
      <style:paragraph-properties fo:text-align="start" style:justify-single-word="false"/>
      <style:text-properties officeooo:rsid="000fbaaa" officeooo:paragraph-rsid="00100535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c74a3"/>
    </style:style>
    <style:style style:name="P13" style:family="paragraph" style:parent-style-name="Table_20_Contents">
      <style:paragraph-properties fo:text-align="start" style:justify-single-word="false"/>
      <style:text-properties officeooo:paragraph-rsid="000fbaaa"/>
    </style:style>
    <style:style style:name="P14" style:family="paragraph" style:parent-style-name="Table_20_Contents">
      <style:paragraph-properties fo:text-align="start" style:justify-single-word="false"/>
      <style:text-properties officeooo:rsid="0010d2a1" officeooo:paragraph-rsid="0010d2a1"/>
    </style:style>
    <style:style style:name="P15" style:family="paragraph" style:parent-style-name="Table_20_Contents">
      <style:paragraph-properties fo:text-align="start" style:justify-single-word="false"/>
      <style:text-properties officeooo:rsid="0010d2a1" officeooo:paragraph-rsid="0013e207"/>
    </style:style>
    <style:style style:name="P16" style:family="paragraph" style:parent-style-name="Table_20_Contents">
      <style:paragraph-properties fo:text-align="start" style:justify-single-word="false"/>
      <style:text-properties officeooo:rsid="00120f75" officeooo:paragraph-rsid="00120f75"/>
    </style:style>
    <style:style style:name="P17" style:family="paragraph" style:parent-style-name="Table_20_Contents">
      <style:paragraph-properties fo:text-align="start" style:justify-single-word="false"/>
      <style:text-properties officeooo:rsid="0013e207" officeooo:paragraph-rsid="0013e207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1.25pt"/>
    </style:style>
    <style:style style:name="P19" style:family="paragraph" style:parent-style-name="Standard">
      <style:paragraph-properties fo:text-align="center" style:justify-single-word="false"/>
      <style:text-properties style:font-name="sans-serif" fo:font-size="11.25pt" officeooo:paragraph-rsid="000c74a3"/>
    </style:style>
    <style:style style:name="P20" style:family="paragraph" style:parent-style-name="Standard">
      <style:paragraph-properties fo:text-align="center" style:justify-single-word="false"/>
      <style:text-properties style:font-name="serif" fo:font-size="9.75pt"/>
    </style:style>
    <style:style style:name="P21" style:family="paragraph" style:parent-style-name="Standard">
      <style:paragraph-properties fo:text-align="center" style:justify-single-word="false"/>
      <style:text-properties style:font-name="serif" fo:font-size="9.75pt" officeooo:paragraph-rsid="000c74a3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0c74a3"/>
    </style:style>
    <style:style style:name="P24" style:family="paragraph" style:parent-style-name="Standard">
      <style:text-properties officeooo:paragraph-rsid="000c74a3"/>
    </style:style>
    <style:style style:name="T1" style:family="text">
      <style:text-properties style:font-name="serif" fo:font-size="9.75pt"/>
    </style:style>
    <style:style style:name="T2" style:family="text">
      <style:text-properties officeooo:rsid="000fbaaa"/>
    </style:style>
    <style:style style:name="T3" style:family="text">
      <style:text-properties officeooo:rsid="00100535"/>
    </style:style>
    <style:style style:name="T4" style:family="text">
      <style:text-properties officeooo:rsid="00120f75"/>
    </style:style>
    <style:style style:name="T5" style:family="text">
      <style:text-properties officeooo:rsid="0013e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aper</text:p>
          </table:table-cell>
          <table:table-cell table:style-name="Table1.A1" office:value-type="string">
            <text:p text:style-name="P5">Abbot, D. S., P. I. Palmer, R. V. Martin, K. V. Chance, D. J. Jacob and A. Guenther (2003). "Seasonal and interannual variability of North American isoprene emissions as determined by formaldehyde column measurements from space." Geophysical Research Letters 30(17): ASC 5-1 - 5-4.</text:p>
          </table:table-cell>
          <table:table-cell table:style-name="Table1.A1" office:value-type="string">
            <text:p text:style-name="P7">Shim, C., Y. Wang, Y. Choi, P. I. Palmer, D. S. Abbot and K. Chance (2005). "Constraining global isoprene emissions with Global Ozone Monitoring Experiment (GOME) formaldehyde column measurements." Journal of Geophysical Research Atmospheres 110(24): 1-14.</text:p>
          </table:table-cell>
          <table:table-cell table:style-name="Table1.D1" office:value-type="string">
            <text:p text:style-name="P7">Emmerson, K. M., I. E. Galbally, A. B. Guenther, C. Paton-Walsh, E. A. Guerette, M. E. Cope, M. D. Keywood, S. J. Lawson, S. B. Molloy, E. Dunne, M. Thatcher, T. Karl and S. D. Maleknia (2016). "Current estimates of biogenic emissions from eucalypts uncertain for southeast Australia." Atmospheric Chemistry and Physics 16(11): 6997-7011.</text:p>
          </table:table-cell>
        </table:table-row>
        <table:table-row>
          <table:table-cell table:style-name="Table1.A2" office:value-type="string">
            <text:p text:style-name="P22"><text:span text:style-name="T1">What is the hypothesis?</text:span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0">What is the method? Is it rigorous? Appropriate </text:p>
            <text:p text:style-name="P22"><text:span text:style-name="T1">sample sizes? Do the results support the conclusions?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2"><text:span text:style-name="T1">What are the key findings?</text:span></text:p>
          </table:table-cell>
          <table:table-cell table:style-name="Table1.A2" office:value-type="string">
            <text:p text:style-name="P14">* There are some significant regional</text:p>
            <text:p text:style-name="P14">discrepancies with the seasonal patterns predicted from current isoprene emission models, and we suggest that these may reflect flaws in the models.</text:p>
            <text:p text:style-name="P15">* <text:span text:style-name="T5">Not all of the interannual variability of GOME HCHO columns in Figure 2 can be explained by temperature (e.g., August 1996). Additional factors that might</text:span></text:p>
            <text:p text:style-name="P17">contribute to interannual variability of isoprene emissions include fires, water availability, and tree disease. Prelimi-</text:p>
            <text:p text:style-name="P17">nary examination of satellite observations of firecount and drought indices did not reveal an obvious role for these factors but further investigation is needed.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8"><text:s/><text:span text:style-name="T1">How does this paper support/contradict other work </text:span></text:p>
            <text:p text:style-name="P22"><text:span text:style-name="T1">in the field?</text:span></text:p>
          </table:table-cell>
          <table:table-cell table:style-name="Table1.A2" office:value-type="string">
            <text:p text:style-name="P11">* <text:span text:style-name="T5">This paper is testing isoprene emission models created by others (GEOS-CHEM) and seeing how well they relate to real data through GOME HCHO columns.</text:span>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8"><text:s/><text:span text:style-name="T1">How does it support/contradict/inform your own </text:span></text:p>
            <text:p text:style-name="P22"><text:span text:style-name="T1">approach?</text:span></text:p>
          </table:table-cell>
          <table:table-cell table:style-name="Table1.A2" office:value-type="string">
            <text:p text:style-name="P16">* This demonstrates the considerable potential for constraining isoprene</text:p>
            <text:p text:style-name="P16">emission inventories using satellite observations and improving our understanding of the factors controlling these emissions. </text:p>
            <text:p text:style-name="P16">* Extending our analysis to the rest of the world is clearly desirable but will require careful separation of biomass burning and biogenic contributions to HCHO.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8"><text:s/><text:span text:style-name="T1">How significant/important is this research? What </text:span></text:p>
            <text:p text:style-name="P22"><text:span text:style-name="T1">special contribution does it make?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0">Is this research repeating existing approaches or </text:p>
            <text:p text:style-name="P20">making a new contribution? </text:p>
            <text:p text:style-name="P22"><text:span text:style-name="T1">What are the strengths?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What are weaknesses and limitations?</text:p>
          </table:table-cell>
          <table:table-cell table:style-name="Table1.A2" office:value-type="string">
            <text:p text:style-name="P16">* Uncertainty in the HCHO yields from isoprene oxidation under low NOx conditions [Palmer et al., 2003], as frequently encountered in the tropics, is a key limitation that will need to be addressed through laboratory studies.</text:p>
            <text:p text:style-name="P16"><text:soft-page-break/>* Better understanding is also needed of the HCHO yields from oxidation of terpenes, sesquiterpenes, and other highly reactive organic compounds emitted by vegetation.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6">Basic background literature info</text:p>
          </table:table-cell>
          <table:table-cell table:style-name="Table1.A2" office:value-type="string">
            <text:p text:style-name="P13"><text:span text:style-name="T2">* Isoprene, which is of great importance for driving regional and global tropospheric chemistry. </text:span></text:p>
            <text:p text:style-name="P13"><text:span text:style-name="T2">* The lifetime of isoprene against</text:span></text:p>
            <text:p text:style-name="P9">atmospheric oxidation is typically less than one hour, and the lifetime of HCHO is a few hours, so that isoprene emission is collocated with and linearly related to the resulting HCHO enhancement over a smearing length scale of order 10<text:span text:style-name="T4">-</text:span>100 km [Palmer et al., 2003]. </text:p>
            <text:p text:style-name="P13"><text:span text:style-name="T2">* Isoprene ~~ plays an important role in the production of tropospheric ozone.</text:span>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8">Things I need to look into further</text:p>
          </table:table-cell>
          <table:table-cell table:style-name="Table1.A2" office:value-type="string">
            <text:p text:style-name="P13"><text:span text:style-name="T2">* Air mass factors (AMFs), used to convert slant to vertical columns.</text:span></text:p>
            <text:p text:style-name="P13"><text:span text:style-name="T2">* We exclude observation scenes with cloud or snow cover fraction &gt;40% [Kurosu et al., 1999]. </text:span></text:p>
            <text:p text:style-name="P10">* <text:span text:style-name="T3">Notably the accounting for the effect of leaf age and antecedent temperatures [Guenther et al., 1999; Geron et al., 2000].</text:span>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Paper</text:p>
          </table:table-cell>
          <table:table-cell table:style-name="Table2.A1" office:value-type="string">
            <text:p text:style-name="P7">Guenther, A. (1995). "A global model of natural volatile organic compound emissions." Journal of Geophysical Research 100(D5): 8873-8892.</text:p>
          </table:table-cell>
          <table:table-cell table:style-name="Table2.A1" office:value-type="string">
            <text:p text:style-name="P7">Guenther, A. B., X. Jiang, C. L. Heald, T. Sakulyanontvittaya, T. Duhl, L. K. Emmons and X. Wang (2012). "The model of emissions of gases and aerosols from nature version 2.1 (MEGAN2.1): An extended and updated framework for modeling biogenic emissions." Geoscientific Model Development 5(6): 1471-1492.</text:p>
          </table:table-cell>
          <table:table-cell table:style-name="Table2.D1" office:value-type="string">
            <text:p text:style-name="P7">Palmer, P. I., D. J. Jacob, A. M. Fiore, R. V. Martin, K. Chance and T. P. Kurosu (2003). "Mapping isoprene emissions over North America using formaldehyde column observations from space." Journal of Geophysical Research D: Atmospheres 108(6): ACH 2-1 - 2-13.</text:p>
          </table:table-cell>
        </table:table-row>
        <table:table-row>
          <table:table-cell table:style-name="Table2.A2" office:value-type="string">
            <text:p text:style-name="P23"><text:span text:style-name="T1">What is the hypothesis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1">What is the method? Is it rigorous? Appropriate </text:p>
            <text:p text:style-name="P23"><text:span text:style-name="T1">sample sizes? Do the results support the conclusions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3"><text:span text:style-name="T1">What are the key findings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ext:soft-page-break/>
        <table:table-row>
          <table:table-cell table:style-name="Table2.A2" office:value-type="string">
            <text:p text:style-name="P19"><text:s/><text:span text:style-name="T1">How does this paper support/contradict other work </text:span></text:p>
            <text:p text:style-name="P23"><text:span text:style-name="T1">in the field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9"><text:s/><text:span text:style-name="T1">How does it support/contradict/inform your own </text:span></text:p>
            <text:p text:style-name="P23"><text:span text:style-name="T1">approach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9"><text:s/><text:span text:style-name="T1">How significant/important is this research? What </text:span></text:p>
            <text:p text:style-name="P23"><text:span text:style-name="T1">special contribution does it make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1">Is this research repeating existing approaches or </text:p>
            <text:p text:style-name="P21">making a new contribution? </text:p>
            <text:p text:style-name="P23"><text:span text:style-name="T1">What are the strengths?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What are weaknesses and limitations?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6">Basic background literature info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Things I need to look into further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3:57.706751137</meta:creation-date>
    <dc:date>2018-04-09T11:28:31.264579373</dc:date>
    <meta:editing-duration>PT11M30S</meta:editing-duration>
    <meta:editing-cycles>2</meta:editing-cycles>
    <meta:generator>LibreOffice/5.3.1.2$Linux_X86_64 LibreOffice_project/30m0$Build-2</meta:generator>
    <meta:document-statistic meta:table-count="2" meta:image-count="0" meta:object-count="0" meta:page-count="5" meta:paragraph-count="58" meta:word-count="765" meta:character-count="4985" meta:non-whitespace-character-count="4256"/>
  </office:meta>
</office:document-meta>
</file>